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02c4" officeooo:paragraph-rsid="000702c4"/>
    </style:style>
    <style:style style:name="P2" style:family="paragraph" style:parent-style-name="Standard">
      <style:text-properties officeooo:rsid="0007e273" officeooo:paragraph-rsid="0007e273"/>
    </style:style>
    <style:style style:name="P3" style:family="paragraph" style:parent-style-name="Standard">
      <style:text-properties officeooo:rsid="0009b517" officeooo:paragraph-rsid="0009b517"/>
    </style:style>
    <style:style style:name="P4" style:family="paragraph" style:parent-style-name="Standard">
      <style:text-properties officeooo:rsid="000ab9f0" officeooo:paragraph-rsid="000ab9f0"/>
    </style:style>
    <style:style style:name="P5" style:family="paragraph" style:parent-style-name="Standard">
      <style:text-properties officeooo:rsid="000c34d2" officeooo:paragraph-rsid="000c34d2"/>
    </style:style>
    <style:style style:name="P6" style:family="paragraph" style:parent-style-name="Standard">
      <style:text-properties officeooo:rsid="000fd6e2" officeooo:paragraph-rsid="000fd6e2"/>
    </style:style>
    <style:style style:name="P7" style:family="paragraph" style:parent-style-name="Standard">
      <style:text-properties officeooo:rsid="0010febb" officeooo:paragraph-rsid="0010febb"/>
    </style:style>
    <style:style style:name="T1" style:family="text">
      <style:text-properties officeooo:rsid="000dce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Long</text:p>
      <text:p text:style-name="P2">Master « Sciences, Technologie, Santé »</text:p>
      <text:p text:style-name="P2">Mention « Biologie-Informatique » 2ème année</text:p>
      <text:p text:style-name="P2"/>
      <text:p text:style-name="P3">Laboratoires / Universités :</text:p>
      <text:p text:style-name="P3">Inserm-UMR-S973 &amp; UMR-S1124 : Universités Paris Diderot &amp; Descartes</text:p>
      <text:p text:style-name="P3"/>
      <text:p text:style-name="P4">Nom des Responsables :</text:p>
      <text:p text:style-name="P4">Karine AUDOUZE (<text:a xlink:type="simple" xlink:href="mailto:karine.audouze@univ-paris-diderot.fr" text:style-name="Internet_20_link" text:visited-style-name="Visited_20_Internet_20_Link">karine.audouze@univ-paris-diderot.fr</text:a>)</text:p>
      <text:p text:style-name="P4">Martine AGGERBECK (<text:a xlink:type="simple" xlink:href="mailto:martine.aggerbeck@parisdescartes.fr" text:style-name="Internet_20_link" text:visited-style-name="Visited_20_Internet_20_Link">martine.aggerbeck@parisdescartes.fr</text:a>)</text:p>
      <text:p text:style-name="P4"/>
      <text:p text:style-name="P5">Titre du projet : <text:span text:style-name="T1">Intégration des données transcriptomiques et protéomiques dans un modèle d’hépatocytes humains.</text:span></text:p>
      <text:p text:style-name="P5"/>
      <text:p text:style-name="P6">Description du sujet :</text:p>
      <text:p text:style-name="P7">Le projet européen HEALS (Health and Environment-wide Associations based on Large population Surveys) s’intéresse aux effets de l’exposome (totalité des expositions à des facteurs environnementaux d’un organisme humain de sa conception à la fin de sa survie) sur la santé humaine. </text:p>
      <text:p text:style-name="P7">Ce projet s’articule autour de plusieurs axes :</text:p>
      <text:p text:style-name="P7">1) l’analyse de cohortes afin d’évaluer les expositions internes et externes,</text:p>
      <text:p text:style-name="P7">2) la modélisation des données pour reconstituer l’exposition à partir de données partielles,</text:p>
      <text:p text:style-name="P7">3) l’analyse des voies de signalisation impliquées dans des pathologies d’intérêt après exposition à certains des polluants retrouvés dans les cohortes.</text:p>
      <text:p text:style-name="P7">Dans le cadre de ce projet, le sujet proposé porte sur l’intégration de données transcriptomiques et protéomiques obtenues dans un modèle d’hépatocytes humains (lignée HepaRG) traitées par un mélange de polluants (3 phthalates et 2 métaux lourds) afin d’étudier l’enrichissement biologique en présence de ces composés et leur relation avec des pathologie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2T13:26:07.412124649</meta:creation-date>
    <dc:date>2017-12-22T13:37:27.660290237</dc:date>
    <meta:editing-duration>PT11M17S</meta:editing-duration>
    <meta:editing-cycles>9</meta:editing-cycles>
    <meta:generator>LibreOffice/5.1.6.2$Linux_X86_64 LibreOffice_project/10m0$Build-2</meta:generator>
    <meta:document-statistic meta:table-count="0" meta:image-count="0" meta:object-count="0" meta:page-count="1" meta:paragraph-count="16" meta:word-count="203" meta:character-count="1468" meta:non-whitespace-character-count="1280"/>
  </office:meta>
</office:document-meta>
</file>